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1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2">
          <table:table-cell office:value-type="string">
            <text:p>Nome</text:p>
          </table:table-cell>
          <table:table-cell office:value-type="string">
            <text:p>Tempo</text:p>
          </table:table-cell>
          <table:table-cell office:value-type="string">
            <text:p>Idade</text:p>
          </table:table-cell>
          <table:table-cell office:value-type="string">
            <text:p>Filhos</text:p>
          </table:table-cell>
          <table:table-cell office:value-type="string">
            <text:p>Salário</text:p>
          </table:table-cell>
          <table:table-cell office:value-type="string">
            <text:p>INSS</text:p>
          </table:table-cell>
          <table:table-cell office:value-type="string">
            <text:p>IR</text:p>
          </table:table-cell>
          <table:table-cell office:value-type="string">
            <text:p>VR</text:p>
          </table:table-cell>
          <table:table-cell office:value-type="string">
            <text:p>VT</text:p>
          </table:table-cell>
          <table:table-cell office:value-type="string">
            <text:p>Salário Líq.</text:p>
          </table:table-cell>
          <table:table-cell office:value-type="string">
            <text:p>Novo Salário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number-columns-repeated="5"/>
          <table:table-cell table:formula="oooc:=IF([.B2]&gt;10 *(AND([.D2]&gt;3) OR([.C2]&gt;45)); [.E2]*1.15; (IF(5&lt;[.B2]&lt;=10 *(AND([.D2]=2) OR(35&lt;[.C2]&lt;45)~ [.E2]*1.1))~ (IF([.B2]&lt;=5) OR(c&lt;35)))))" office:value-type="string" office:string-value="Erro:508">
            <text:p>Erro:50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6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/09/2010</text:date>, <text:time>22:2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emel Zaidan</meta:initial-creator>
    <meta:creation-date>2010-08-25T21:37:48</meta:creation-date>
    <dc:date>2010-09-08T22:23:37</dc:date>
    <dc:creator>Kemel Zaidan</dc:creator>
    <meta:editing-duration>PT01H12M02S</meta:editing-duration>
    <meta:editing-cycles>2</meta:editing-cycles>
    <meta:generator>OpenOffice.org/3.2$Linux OpenOffice.org_project/320m12$Build-9483</meta:generator>
    <meta:document-statistic meta:table-count="3" meta:cell-count="36" meta:object-count="0"/>
  </office:meta>
</office:document-meta>
</file>